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e884" officeooo:paragraph-rsid="0003e884"/>
    </style:style>
    <style:style style:name="P2" style:family="paragraph" style:parent-style-name="Standard">
      <style:text-properties fo:font-weight="bold" officeooo:rsid="0003e884" officeooo:paragraph-rsid="0003e884" style:font-weight-asian="bold" style:font-weight-complex="bold"/>
    </style:style>
    <style:style style:name="P3" style:family="paragraph" style:parent-style-name="Standard">
      <style:text-properties fo:font-weight="bold" officeooo:rsid="00059a95" officeooo:paragraph-rsid="00059a95" style:font-weight-asian="bold" style:font-weight-complex="bold"/>
    </style:style>
    <style:style style:name="P4" style:family="paragraph" style:parent-style-name="Standard">
      <style:text-properties fo:font-weight="normal" officeooo:rsid="0003e884" officeooo:paragraph-rsid="0003e884" style:font-weight-asian="normal" style:font-weight-complex="normal"/>
    </style:style>
    <style:style style:name="P5" style:family="paragraph" style:parent-style-name="Standard">
      <style:text-properties fo:font-weight="normal" officeooo:rsid="00059a95" officeooo:paragraph-rsid="00059a95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3e884" officeooo:paragraph-rsid="0003e884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59a95" officeooo:paragraph-rsid="00059a95" style:font-weight-asian="normal" style:font-weight-complex="normal"/>
    </style:style>
    <style:style style:name="P8" style:family="paragraph" style:parent-style-name="Standard">
      <style:text-properties fo:font-style="italic" style:text-underline-style="solid" style:text-underline-width="auto" style:text-underline-color="font-color" fo:font-weight="bold" officeooo:rsid="00059a95" officeooo:paragraph-rsid="00059a95" style:font-style-asian="italic" style:font-weight-asian="bold" style:font-style-complex="italic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059a95" officeooo:paragraph-rsid="00059a95" style:font-weight-asian="normal" style:font-weight-complex="normal"/>
    </style:style>
    <style:style style:name="P10" style:family="paragraph" style:parent-style-name="Standard">
      <style:text-properties fo:font-style="normal" style:text-underline-style="none" fo:font-weight="normal" officeooo:rsid="00059a95" officeooo:paragraph-rsid="00059a95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none" fo:font-weight="normal" officeooo:rsid="00073359" officeooo:paragraph-rsid="00073359" style:font-style-asian="normal" style:font-weight-asian="normal" style:font-style-complex="normal" style:font-weight-complex="normal"/>
    </style:style>
    <style:style style:name="P12" style:family="paragraph" style:parent-style-name="Standard" style:list-style-name="L1">
      <style:text-properties officeooo:rsid="0003e884" officeooo:paragraph-rsid="0003e884"/>
    </style:style>
    <style:style style:name="P13" style:family="paragraph" style:parent-style-name="Standard" style:list-style-name="L2">
      <style:text-properties officeooo:rsid="0003e884" officeooo:paragraph-rsid="0003e884"/>
    </style:style>
    <style:style style:name="P14" style:family="paragraph" style:parent-style-name="Standard" style:list-style-name="L3">
      <style:text-properties style:text-underline-style="none" fo:font-weight="normal" officeooo:rsid="0003e884" officeooo:paragraph-rsid="0003e884" style:font-weight-asian="normal" style:font-weight-complex="normal"/>
    </style:style>
    <style:style style:name="P15" style:family="paragraph" style:parent-style-name="Standard" style:list-style-name="L4">
      <style:text-properties style:text-underline-style="none" fo:font-weight="normal" officeooo:rsid="00059a95" officeooo:paragraph-rsid="00059a95" style:font-weight-asian="normal" style:font-weight-complex="normal"/>
    </style:style>
    <style:style style:name="P16" style:family="paragraph" style:parent-style-name="Standard" style:list-style-name="L4">
      <style:text-properties fo:font-style="italic" style:text-underline-style="none" fo:font-weight="normal" officeooo:rsid="00059a95" officeooo:paragraph-rsid="00059a95" style:font-style-asian="italic" style:font-weight-asian="normal" style:font-style-complex="italic" style:font-weight-complex="normal"/>
    </style:style>
    <style:style style:name="P17" style:family="paragraph" style:parent-style-name="Standard" style:list-style-name="L5">
      <style:text-properties fo:font-style="italic" style:text-underline-style="solid" style:text-underline-width="auto" style:text-underline-color="font-color" fo:font-weight="bold" officeooo:rsid="00059a95" officeooo:paragraph-rsid="00059a95" style:font-style-asian="italic" style:font-weight-asian="bold" style:font-style-complex="italic" style:font-weight-complex="bold"/>
    </style:style>
    <style:style style:name="P18" style:family="paragraph" style:parent-style-name="Standard" style:list-style-name="L5">
      <style:text-properties fo:font-style="normal" style:text-underline-style="none" fo:font-weight="normal" officeooo:rsid="00059a95" officeooo:paragraph-rsid="00059a95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style:text-underline-style="none" fo:font-weight="normal" officeooo:rsid="00073359" officeooo:paragraph-rsid="00073359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style:text-underline-style="none" fo:font-weight="normal" officeooo:rsid="00073359" officeooo:paragraph-rsid="0008df28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style:text-underline-style="none" fo:font-weight="normal" officeooo:rsid="0008df28" officeooo:paragraph-rsid="0008df28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style:text-underline-style="none" fo:font-weight="normal" officeooo:rsid="000a0365" officeooo:paragraph-rsid="000a0365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normal" officeooo:rsid="0008df28" officeooo:paragraph-rsid="0008df28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break-before="page"/>
      <style:text-properties style:text-underline-style="solid" style:text-underline-width="auto" style:text-underline-color="font-color" officeooo:rsid="000e515f" officeooo:paragraph-rsid="0008df28"/>
    </style:style>
    <style:style style:name="P25" style:family="paragraph" style:parent-style-name="Standard" style:list-style-name="L6">
      <style:text-properties officeooo:paragraph-rsid="0008df28"/>
    </style:style>
    <style:style style:name="P26" style:family="paragraph" style:parent-style-name="Standard">
      <style:text-properties officeooo:paragraph-rsid="0008df28"/>
    </style:style>
    <style:style style:name="P27" style:family="paragraph">
      <loext:graphic-properties draw:fill="none" draw:fill-color="#ffffff"/>
      <style:paragraph-properties style:writing-mode="lr-tb"/>
    </style:style>
    <style:style style:name="P28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e515f"/>
    </style:style>
    <style:style style:name="T8" style:family="text">
      <style:text-properties officeooo:rsid="000a036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51cm" svg:stroke-color="#000000" draw:marker-start-width="0.429cm" draw:marker-end="Arrow" draw:marker-end-width="0.25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Ata o de agora, tódolos programas interactuaban a través da consola. Isto fai que o programa sexa máis tedioso e aburrido, xa que, estamos acostumbrados a traballar coa interfaz gráfica. Java dannos dúas clases para traballar coa interfaz gráfica:</text:p>
      <text:list xml:id="list3272318603" text:style-name="L1">
        <text:list-item>
          <text:p text:style-name="P12">AWT --&gt; clase máis antiga que depende do sistema operativo.<text:tab/><text:tab/>[Button]</text:p>
        </text:list-item>
        <text:list-item>
          <text:p text:style-name="P12">Swing --&gt; non depende do sistema operativo. <text:tab/><text:tab/><text:tab/><text:tab/>[JButton]</text:p>
        </text:list-item>
      </text:list>
      <text:p text:style-name="P1"/>
      <text:p text:style-name="P1"><text:tab/><text:span text:style-name="T1">Que ter en conta na hora de crear unha GUI?</text:span></text:p>
      <text:list xml:id="list994718421" text:style-name="L2">
        <text:list-item>
          <text:p text:style-name="P13">Contenedores</text:p>
        </text:list-item>
        <text:list-item>
          <text:p text:style-name="P13">Compoñentes</text:p>
        </text:list-item>
        <text:list-item>
          <text:p text:style-name="P13">Distribuidor de compoñentes (Layouts...)</text:p>
        </text:list-item>
        <text:list-item>
          <text:p text:style-name="P13">Xestión de eventos</text:p>
        </text:list-item>
      </text:list>
      <text:p text:style-name="P1"/>
      <text:p text:style-name="P1"><text:tab/><text:span text:style-name="T1">Características:</text:span></text:p>
      <text:p text:style-name="P1">Utilízanse para dibuxar os compoñentes, entre eles temos:</text:p>
      <text:p text:style-name="P1">- JFrame --&gt; é a ventá principal</text:p>
      <text:p text:style-name="P1">- JDialog --&gt; ventá secundaria</text:p>
      <text:p text:style-name="P1"><draw:frame text:anchor-type="paragraph" draw:z-index="2" draw:name="Marco de texto 1" draw:style-name="gr2" draw:text-style-name="P27" svg:width="0.406cm" svg:height="0.489cm" svg:x="1.692cm" svg:y="0.452cm"><draw:text-box><text:p>x</text:p></draw:text-box></draw:frame>- JPanel --&gt; panel (por enriba da ventá)</text:p>
      <text:p text:style-name="P1"><draw:line text:anchor-type="paragraph" draw:z-index="0" draw:name="Línea vertical 1" draw:style-name="gr3" draw:text-style-name="P28" svg:x1="-0.002cm" svg:y1="0.282cm" svg:x2="-0.002cm" svg:y2="1.887cm"><text:p/></draw:line><draw:line text:anchor-type="paragraph" draw:z-index="1" draw:name="Línea horizontal 1" draw:style-name="gr3" draw:text-style-name="P28" svg:x1="-0.002cm" svg:y1="0.282cm" svg:x2="1.568cm" svg:y2="0.282cm"><text:p/></draw:line></text:p>
      <text:p text:style-name="P1"/>
      <text:p text:style-name="P1"/>
      <text:p text:style-name="P1"><draw:frame text:anchor-type="paragraph" draw:z-index="3" draw:name="Marco de texto 2" draw:style-name="gr1" draw:text-style-name="P27" svg:width="0.53cm" svg:height="0.512cm" svg:x="-0.143cm" svg:y="0.286cm"><draw:text-box><text:p>y</text:p></draw:text-box></draw:frame></text:p>
      <text:p text:style-name="P1"/>
      <text:p text:style-name="P1"/>
      <text:p text:style-name="P2">Compoñentes:</text:p>
      <text:p text:style-name="P4"><text:tab/>Son os botóns, etiquetas, táboas...Estes non se engaden directamente ao marco(JFrame) ou a un Panel creado por nós.</text:p>
      <text:p text:style-name="P4">JLabel : etiqueta</text:p>
      <text:p text:style-name="P4">JButton</text:p>
      <text:p text:style-name="P4">JTextField: 1 liña de texto</text:p>
      <text:p text:style-name="P4">JTextArea: varias liñas de texto</text:p>
      <text:p text:style-name="P4">JPasswordField: para esconder a información. Ex: ao poñer as contraseñas</text:p>
      <text:p text:style-name="P4">JCheckBox</text:p>
      <text:p text:style-name="P4">JComboBox: ao clickar nela, saen varias opcións</text:p>
      <text:p text:style-name="P4">JTable</text:p>
      <text:p text:style-name="P4">JList</text:p>
      <text:p text:style-name="P4"/>
      <text:p text:style-name="P2">Layouts<text:span text:style-name="T2">:</text:span></text:p>
      <text:p text:style-name="P6"><text:tab/>Cando na nosa interfaz queremos cobrar as compoñentes no lugar que queramos, debemos anular o distribuidor que ten por defecto o panel. Como? con panel.setLayout(null); xeralmente utilízase os layouts manager para distribuir os compoñentes, hai varios layouts:</text:p>
      <text:list xml:id="list3291956219" text:style-name="L3">
        <text:list-item>
          <text:p text:style-name="P14">FlowLayout -&gt; distribúe as compoñentees nunha liña horizontal</text:p>
        </text:list-item>
        <text:list-item>
          <text:p text:style-name="P14">BoxLayout</text:p>
        </text:list-item>
        <text:list-item>
          <text:p text:style-name="P14">BorderLayout -&gt; distribúe nos eixos cardinales</text:p>
        </text:list-item>
        <text:list-item>
          <text:p text:style-name="P14">GridLayout-&gt; tabla</text:p>
        </text:list-item>
      </text:list>
      <text:p text:style-name="P1"/>
      <text:p text:style-name="P3">Eventos</text:p>
      <text:p text:style-name="P5"><text:tab/>Ata o de agora, se actuamos sobre un compoñente, por exemplo, premer un botón, vemos que non pasa nada. Cando o usuario xenera unha acción sobre unha compoñente, esta acción chámase evento e a aplicación debe xenerar unha resposta axeitada a ese evento. Para iso, debemos engadir escoitadores(listener) dos eventos para informar ao programa e dar unha resposta axeitada (executando o método correspondente).</text:p>
      <text:p text:style-name="P5"><text:soft-page-break/><text:tab/>Os listener son interfaces e para cada evento hai un listener/interfaz determinada, exemplo: mouseListener, o máis utilizado é o ActionListener. Cando nos temos unha interfaz con moitos métodos, Java creannos unha clase co tódolos métodos baleiros, a clase Adapter. Non tódolos listeners teñen esta clase.</text:p>
      <text:p text:style-name="P5"/>
      <text:p text:style-name="P9">Pasos para crear un evento:</text:p>
      <text:p text:style-name="P7">(explicacion do exemplo de interfaz gráfica cos botóns copiar e saír)</text:p>
      <text:list xml:id="list713746403" text:style-name="L4">
        <text:list-item>
          <text:p text:style-name="P15">Implementar ou extender a interfaz ou superclase correspondente</text:p>
        </text:list-item>
        <text:list-item>
          <text:p text:style-name="P15">Asociar o listener ao compoñente</text:p>
          <text:p text:style-name="P16">bCopiar.addActionListener(this / new NombreClaseInterna)</text:p>
        </text:list-item>
        <text:list-item>
          <text:p text:style-name="P15">Definir os métodos que se vai executar</text:p>
        </text:list-item>
      </text:list>
      <text:p text:style-name="P7"><text:tab/>public void actionPerformed(ActionEvent e){</text:p>
      <text:p text:style-name="P7"><text:tab/><text:tab/>Object boton = e.getSource();</text:p>
      <text:p text:style-name="P7"><text:tab/><text:tab/>if(boton==bCopiar){</text:p>
      <text:p text:style-name="P7"><text:tab/><text:tab/><text:tab/>aTexto.setText(lTexto.getText());</text:p>
      <text:p text:style-name="P7"><text:tab/><text:tab/>}</text:p>
      <text:p text:style-name="P7"><text:tab/>}</text:p>
      <text:p text:style-name="P7"/>
      <text:p text:style-name="P8"><text:span text:style-name="T3">Onde se define o ActionPerformed?</text:span><text:span text:style-name="T4"> Podemos definilo en 3-4 sitios</text:span></text:p>
      <text:list xml:id="list829851166" text:style-name="L5">
        <text:list-item>
          <text:p text:style-name="P17"><text:span text:style-name="T4">Na propia clase --&gt; .addActionListener(</text:span><text:span text:style-name="T5">this</text:span><text:span text:style-name="T4">);</text:span></text:p>
        </text:list-item>
        <text:list-item>
          <text:p text:style-name="P17"><text:span text:style-name="T4">Nunha clase interna --&gt; .addActionListener(</text:span><text:span text:style-name="T5">new ClaseInterna()</text:span><text:span text:style-name="T4">);</text:span></text:p>
        </text:list-item>
        <text:list-item>
          <text:p text:style-name="P18">Nunha clase anónima</text:p>
        </text:list-item>
      </text:list>
      <text:p text:style-name="P10"/>
      <text:p text:style-name="P10"><text:tab/>Unha <text:span text:style-name="T6">clase interna</text:span> é unha clase definida dentro doutra clase. A clase exterior chámase clase externa ou colectora. As clases internas permiten evitar a proliferación de clases moi pequenas que en moitos casos só se utilizan dentro dunha clase, xeralmente utilízanse en clases adaptadoras e en interfaces. Nas clases internas accedese directamente aos atributos das clases externas, incluído os private. En cambio, nunha clase externa non poderemos acceder directamente, precisaríamos crear un obxecto.</text:p>
      <text:p text:style-name="P11"><text:tab/></text:p>
      <text:p text:style-name="P11"><text:tab/>Unha clase anónima é unha clase sen nome definida na mesma liña de código onde se crea o obxecto da clase. Utilízanse con subclases ou interfaces que teñen un ou dous métodos e cada un deles con moi pouca liña de codigo:</text:p>
      <text:p text:style-name="P11">bCopiar.addActionListener(new ActionListener(){</text:p>
      <text:p text:style-name="P11"><text:tab/>public void actionPerformed(ActionEvent e){</text:p>
      <text:p text:style-name="P11"><text:tab/><text:tab/>aTexto.setText(lTexto.getText());</text:p>
      <text:p text:style-name="P11"><text:tab/>}</text:p>
      <text:p text:style-name="P11">});<text:line-break/></text:p>
      <text:p text:style-name="P24">Herdanza e polimorfismo</text:p>
      <text:p text:style-name="P26"><text:tab/>Sabemos que a herdanzaé unha característica da programación orientada a obxectos, isto ten varias ventaxas:</text:p>
      <text:list xml:id="list2239534976" text:style-name="L6">
        <text:list-item>
          <text:p text:style-name="P25"><text:span text:style-name="T7">Mellorar o deseño</text:span></text:p>
        </text:list-item>
        <text:list-item>
          <text:p text:style-name="P25"><text:span text:style-name="T7">Reutilización do código</text:span></text:p>
        </text:list-item>
        <text:list-item>
          <text:p text:style-name="P25"><text:span text:style-name="T7">Facilitar a ampliación do programa</text:span></text:p>
        </text:list-item>
      </text:list>
      <text:p text:style-name="P26"/>
      <text:p text:style-name="P26"><text:tab/><text:span text:style-name="T7">Cando unha clase herda doutra, vai herdar os atributos aos que son accesibles (non os privados). E herdará todolos métodos agás o constructor. Para crear unha subclase con todolos atributos (completo) usaremos o super() <text:s/>//no constructor</text:span></text:p>
      <text:p text:style-name="P26"><text:tab/><text:span text:style-name="T7">Polimorfismo é unha selección dinámica de métodos. O enlace dinámico permite crear obxectos dun tipo e instancialo como tipo herdado: Persoa p = new Empregado(); Pódese utilizar un obxecto da subclase sempre que se espere un obxecto da superclase, é dicir, un obxecto pódese comportatr de distintos xeitos dependendo do contexto:</text:span></text:p>
      <text:p text:style-name="P26"/>
      <text:p text:style-name="P26"><text:span text:style-name="T7">Persoa p;</text:span></text:p>
      <text:p text:style-name="P26"><text:span text:style-name="T7">p = new Empregado(); p.amosar() → “son empregado”</text:span></text:p>
      <text:p text:style-name="P26"><text:span text:style-name="T7">p = new Persoa(); p.amosar() → “son persoa”</text:span></text:p>
      <text:p text:style-name="P20"><text:span text:style-name="T7">p = new Becaria(); p.amosar() → “son becaria” <text:s/></text:span><text:line-break/></text:p>
      <text:p text:style-name="P23">Bases de datos relaccionais</text:p>
      <text:p text:style-name="P21"><text:tab/>Unha base de datos relacional é un conxunto de datos interrelacionados, que pertencen ao mesmo contexto e almacenados para o seu posterior uso. Neste modelo os datos póñense en tablas, nesta, cada fila é un rexistro que corresponde a un obxecto e as columnas son un campo que corresponde a un atributo.</text:p>
      <text:p text:style-name="P21"><text:tab/>Para identificar un rexistro debemos implementar unha clave primaria (primary_key). Para traballar con bases de datos Java dannos un paquete chamado <text:span text:style-name="T1">Java.sql</text:span> e para establecer conexión entre o noso programa e a nosa base de datos, java dannos unha API <text:s/>chamada JDBC. Esta API é un conxunto de interfaces: statement; connection; e un conxunto de clases: DriverManager</text:p>
      <text:p text:style-name="P21"><text:tab/><text:span text:style-name="T8">Todalas bases de datos xeneran o seu propio driver correspondente para estandarizar o traballo coa BD : SQL que ten o statement con: executeQuery() y executeUpdate(). </text:span></text:p>
      <text:p text:style-name="P22">UNHA VEZ TRABALLADO COA NOSA BD HAI QUE PECHAR CONEXIÓ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1T16:24:35.790000000</meta:creation-date>
    <dc:date>2023-05-14T10:51:53.009223127</dc:date>
    <meta:editing-duration>PT51M18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4" meta:paragraph-count="73" meta:word-count="840" meta:character-count="5489" meta:non-whitespace-character-count="4704"/>
  </office:meta>
</office:document-meta>
</file>